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line-height="150%" fo:text-align="end" style:justify-single-word="false" fo:text-indent="0in" style:auto-text-indent="false"/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8pt" style:text-underline-style="none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Droid Sans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Droid Sans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Droid Sans"/>
    </style:style>
    <style:style style:name="P7" style:family="paragraph" style:parent-style-name="Standard" style:list-style-name="L3">
      <style:paragraph-properties fo:line-height="150%" fo:text-align="justify" style:justify-single-word="false"/>
      <style:text-properties style:font-name="Droid Sans"/>
    </style:style>
    <style:style style:name="P8" style:family="paragraph" style:parent-style-name="Standard" style:list-style-name="L5">
      <style:paragraph-properties fo:line-height="150%" fo:text-align="justify" style:justify-single-word="false"/>
      <style:text-properties style:font-name="Droid Sans"/>
    </style:style>
    <style:style style:name="P9" style:family="paragraph" style:parent-style-name="Standard" style:list-style-name="L6">
      <style:paragraph-properties fo:line-height="150%" fo:text-align="justify" style:justify-single-word="false"/>
      <style:text-properties style:font-name="Droid Sans"/>
    </style:style>
    <style:style style:name="P10" style:family="paragraph" style:parent-style-name="Standard" style:list-style-name="L7">
      <style:paragraph-properties fo:line-height="150%" fo:text-align="justify" style:justify-single-word="false"/>
      <style:text-properties style:font-name="Droid Sans"/>
    </style:style>
    <style:style style:name="P11" style:family="paragraph" style:parent-style-name="Standard" style:list-style-name="L8">
      <style:paragraph-properties fo:line-height="150%" fo:text-align="justify" style:justify-single-word="false"/>
      <style:text-properties style:font-name="Droid Sans"/>
    </style:style>
    <style:style style:name="P12" style:family="paragraph" style:parent-style-name="Standard" style:list-style-name="L9">
      <style:paragraph-properties fo:line-height="150%" fo:text-align="justify" style:justify-single-word="false"/>
      <style:text-properties style:font-name="Droid Sans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Droid San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Droid Sans" fo:font-weight="bold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Droid Sans" fo:font-style="normal" style:font-style-asian="normal" style:font-style-complex="normal"/>
    </style:style>
    <style:style style:name="P16" style:family="paragraph" style:parent-style-name="Standard" style:list-style-name="L3">
      <style:paragraph-properties fo:line-height="150%" fo:text-align="justify" style:justify-single-word="false"/>
    </style:style>
    <style:style style:name="P17" style:family="paragraph" style:parent-style-name="Standard" style:list-style-name="L4">
      <style:paragraph-properties fo:line-height="150%" fo:text-align="justify" style:justify-single-word="false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Droid Sans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justify" style:justify-single-word="false" fo:break-before="page"/>
      <style:text-properties style:font-name="Droid Sans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Droid Sans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34b4a"/>
    </style:style>
    <style:style style:name="T4" style:family="text">
      <style:text-properties style:text-underline-style="non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3</text:p>
      <text:p text:style-name="P3">REQUIREMENTS SPECIFICATION</text:p>
      <text:p text:style-name="P1"/>
      <text:p text:style-name="P18">Chapter <text:span text:style-name="T3">O</text:span>verview<text:span text:style-name="T4"> :-</text:span></text:p>
      <text:p text:style-name="P18"/>
      <text:p text:style-name="P4">3.1 Hardware requirements</text:p>
      <text:p text:style-name="P4">3.2 <text:s/>Software requirements</text:p>
      <text:p text:style-name="P4"><text:s text:c="7"/>3.2.1 Software requirements for Android</text:p>
      <text:p text:style-name="P4"><text:s text:c="7"/>3.2.2 Software requirements for GNU/Linux</text:p>
      <text:p text:style-name="P4"><text:s text:c="7"/>3.2.3 Software requirements for Mac OS X</text:p>
      <text:p text:style-name="P4"><text:s text:c="7"/>3.2.4 Software requirements for Maemo</text:p>
      <text:p text:style-name="P4"><text:s text:c="7"/>3.2.5 Software requirements for Windows</text:p>
      <text:list xml:id="list410875717" text:style-name="L1">
        <text:list-item>
          <text:list>
            <text:list-header>
              <text:p text:style-name="P5"/>
            </text:list-header>
          </text:list>
        </text:list-item>
      </text:list>
      <text:p text:style-name="P19">3.1 Hardware Requirements</text:p>
      <text:p text:style-name="P4"/>
      <text:p text:style-name="P4">The software is not very demanding when it comes to hardware, it can run on a variety of hardware, given the following requirements are met-</text:p>
      <text:p text:style-name="P4"/>
      <text:list xml:id="list1732400791" text:style-name="L2">
        <text:list-item>
          <text:p text:style-name="P6">The hardware device must have atleast one network interface card</text:p>
        </text:list-item>
        <text:list-item>
          <text:p text:style-name="P6">The network interface card must support UDP broadcasts</text:p>
        </text:list-item>
        <text:list-item>
          <text:p text:style-name="P6">The underlying network configuration should support forwarding of UDP broadcasts in case more than one subnet is involved</text:p>
        </text:list-item>
        <text:list-item>
          <text:p text:style-name="P6">The hardware device must have a screen to display the GUI – a color screen is recommended</text:p>
        </text:list-item>
        <text:list-item>
          <text:p text:style-name="P6">The hardware device must have a pointing device, a conventional mouse or a mobile device's touchscreen will suffice</text:p>
        </text:list-item>
        <text:list-item>
          <text:p text:style-name="P6">The hardware device must have a character input device, a conventional keyboard, mobile devices with keyboards/keypads, or virtual keyboards will suffice</text:p>
        </text:list-item>
        <text:list-item>
          <text:p text:style-name="P6">The hardware device must have a physical memory of atleast 256 Megabytes, and secondary storage size depends upon file transfer usage</text:p>
        </text:list-item>
      </text:list>
      <text:p text:style-name="P4"/>
      <text:p text:style-name="P13">3.2 Software requirements</text:p>
      <text:p text:style-name="P4"/>
      <text:p text:style-name="P4">The software requirements depend upon the underlying Operating System and are described in the subsections below-</text:p>
      <text:p text:style-name="P4"/>
      <text:p text:style-name="P14">3.2.1 <text:tab/>Software requirements for Android</text:p>
      <text:list xml:id="list754858916" text:style-name="L3">
        <text:list-item>
          <text:p text:style-name="P7">Android 2.2 (Froyo) and above</text:p>
        </text:list-item>
        <text:list-item>
          <text:p text:style-name="P16"><text:span text:style-name="T1">Ministro libraries for Qt support – can be fetched from the android market or </text:span><text:a xlink:type="simple" xlink:href="http://sourceforge.net/p/necessitas/ministro/"><text:span text:style-name="T1">http://sourceforge.net/p/necessitas/ministro/</text:span></text:a></text:p>
        </text:list-item>
      </text:list>
      <text:p text:style-name="P4"/>
      <text:p text:style-name="P14">3.2.2 <text:tab/>Software requirements for GNU/Linux</text:p>
      <text:list xml:id="list1867775000" text:style-name="L4">
        <text:list-item>
          <text:p text:style-name="P17"><text:span text:style-name="T1">Qt 4.7 or above runtime <text:s/>libraries – can be installed from the distribution's package manager or downloaded from </text:span><text:a xlink:type="simple" xlink:href="http://get.qt.nokia.com/"><text:span text:style-name="T1">http://get.qt.nokia.com</text:span></text:a><text:span text:style-name="T1"> </text:span></text:p>
        </text:list-item>
      </text:list>
      <text:p text:style-name="P4"/>
      <text:p text:style-name="P14"><text:soft-page-break/>3.2.3 <text:tab/>Software requirements for Mac OS X</text:p>
      <text:list xml:id="list222692539" text:style-name="L5">
        <text:list-item>
          <text:p text:style-name="P8">Mac OS X Snow Lepopard and above</text:p>
        </text:list-item>
      </text:list>
      <text:p text:style-name="P4"/>
      <text:p text:style-name="P14">3.2.4 <text:tab/>Software requirements for Maemo</text:p>
      <text:list xml:id="list2103193304" text:style-name="L6">
        <text:list-item>
          <text:p text:style-name="P9">Maemo 5 Fremantle PR 1.3</text:p>
        </text:list-item>
      </text:list>
      <text:list xml:id="list1345385683" text:style-name="L7">
        <text:list-item>
          <text:p text:style-name="P10">Qt 4.7 or above runtime libraries – installed using <text:span text:style-name="T2">“sudo apt-get install libqt4-*”</text:span></text:p>
        </text:list-item>
      </text:list>
      <text:p text:style-name="P15"/>
      <text:p text:style-name="P14">3.2.5<text:tab/>Software requirements for Microsoft Windows</text:p>
      <text:list xml:id="list1960943394" text:style-name="L8">
        <text:list-item>
          <text:p text:style-name="P11">Windows XP SP2 and above</text:p>
        </text:list-item>
      </text:list>
      <text:list xml:id="list214417105" text:style-name="L9">
        <text:list-item>
          <text:p text:style-name="P12">Qt 4.7 libraries provided with the Kapotah packag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5in" fo:margin-bottom="0.75in" fo:margin-left="1.25in" fo:margin-right="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0T14:50:20</meta:creation-date>
    <dc:date>2011-05-14T16:21:38</dc:date>
    <meta:editing-duration>PT03H55M58S</meta:editing-duration>
    <meta:editing-cycles>29</meta:editing-cycles>
    <meta:generator>OpenOffice.org/3.2$Linux OpenOffice.org_project/320m19$Build-9505</meta:generator>
    <meta:document-statistic meta:table-count="0" meta:image-count="0" meta:object-count="0" meta:page-count="3" meta:paragraph-count="34" meta:word-count="321" meta:character-count="2095"/>
  </office:meta>
</office:document-meta>
</file>